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376351100365462203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596689849539609334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3254557536067320348" text:style-name="L3">
        <text:list-item>
          <text:list>
            <text:list-header>
              <text:p text:style-name="P12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8"><text:soft-page-break/>Sat 4/9/16 <text:span text:style-name="T1">5 miles</text:span></text:p>
      <text:p text:style-name="P8">½ mile jog</text:p>
      <text:p text:style-name="P8">On treadmill: ½ mile in 5:00, 3 miles at 9:00/mi, ½ mile in 5:00</text:p>
      <text:p text:style-name="P8">½ mile jog</text:p>
      <text:p text:style-name="P8"/>
      <text:p text:style-name="P9">My knee is feeling considerably better. <text:s/>The 9 minute miles I have been running on a treadmill during the past 5 workouts have helped. </text:p>
      <text:p text:style-name="P9"/>
      <text:p text:style-name="P8">Sun 4/10/16 <text:span text:style-name="T1">5.5 miles</text:span></text:p>
      <text:p text:style-name="P8">½ mile jog</text:p>
      <text:p text:style-name="P8">On treadmill: ½ mile in 5:00, 4 miles at 9:00/mi, ½ mile in 5: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0T17:06:11.59</dc:date>
    <dc:creator>James Lombardi</dc:creator>
    <meta:editing-duration>PT14H18M20S</meta:editing-duration>
    <meta:editing-cycles>61</meta:editing-cycles>
    <meta:document-statistic meta:table-count="0" meta:image-count="0" meta:object-count="0" meta:page-count="8" meta:paragraph-count="248" meta:word-count="2626" meta:character-count="13168"/>
  </office:meta>
</office:document-meta>
</file>